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2021-12-08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2020-12-14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2020-01-28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2019-02-04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2018-01-02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2017-01-24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2016-01-12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2015-02-25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2014-01-06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2013-01-29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2012-01-11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2011-01-05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2010-01-18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2009-01-12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2008-01-28 2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2007-01-11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2006-01-04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2005-01-10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2004-02-09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2003-01-23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2002-01-08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2001-02-19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2000-02-15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0384" calcext:value-type="float">
            <text:p>28.98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99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98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97-01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9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95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9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9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92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91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9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89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88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8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86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85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85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84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83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83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82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8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81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81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80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80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79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79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7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78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77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77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76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75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74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7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73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72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71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70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69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68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67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66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65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242094565701</text:p>
          </table:table-cell>
          <table:table-cell office:value-type="string" calcext:value-type="string">
            <text:p>1965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76" meta:object-count="0"/>
    <meta:user-defined meta:name="AppVersion">3.0</meta:user-defined>
  </office:meta>
</office:document-meta>
</file>